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4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Mnożniki</text:p>
          </table:table-cell>
          <table:table-cell/>
        </table:table-row>
        <table:table-row table:style-name="ro1">
          <table:table-cell table:number-columns-repeated="10"/>
          <table:table-cell table:style-name="ce1" office:value-type="string" calcext:value-type="string">
            <text:p><text:s/>DC accesses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<text:s/>DC misses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Retired instructions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/>
          <table:table-cell office:value-type="string" calcext:value-type="string">
            <text:p>3 pętle równolegle</text:p>
          </table:table-cell>
          <table:table-cell table:number-columns-repeated="8"/>
          <table:table-cell office:value-type="string" calcext:value-type="string">
            <text:p>CPU Clocks not halted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<text:s/>DC accesses</text:p>
          </table:table-cell>
          <table:table-cell table:style-name="ce1" office:value-type="float" office:value="12294" calcext:value-type="float">
            <text:p>12294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<text:s/>DC misses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tired instructions</text:p>
          </table:table-cell>
          <table:table-cell table:style-name="ce1" office:value-type="float" office:value="32319" calcext:value-type="float">
            <text:p>323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PU Clocks not halted</text:p>
          </table:table-cell>
          <table:table-cell table:style-name="ce1" office:value-type="float" office:value="15380" calcext:value-type="float">
            <text:p>15380</text:p>
          </table:table-cell>
          <table:table-cell table:number-columns-repeated="9"/>
        </table:table-row>
        <table:table-row table:style-name="ro1" table:number-rows-repeated="11">
          <table:table-cell table:number-columns-repeated="12"/>
        </table:table-row>
        <table:table-row table:style-name="ro1">
          <table:table-cell/>
          <table:table-cell office:value-type="string" calcext:value-type="string">
            <text:p>WYNIKI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3 pętle równolegle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<text:s/>DC accesses</text:p>
          </table:table-cell>
          <table:table-cell table:style-name="ce1" table:formula="of:=[.C8]*[.L3]" office:value-type="float" office:value="3073500000" calcext:value-type="float">
            <text:p>3073500000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<text:s/>DC misses</text:p>
          </table:table-cell>
          <table:table-cell table:style-name="ce1" table:formula="of:=[.C9]*[.L4]" office:value-type="float" office:value="5500000" calcext:value-type="float">
            <text:p>55000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tired instructions</text:p>
          </table:table-cell>
          <table:table-cell table:style-name="ce1" table:formula="of:=[.C10]*[.L5]" office:value-type="float" office:value="8079750000" calcext:value-type="float">
            <text:p>80797500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PU Clocks not halted</text:p>
          </table:table-cell>
          <table:table-cell table:style-name="ce1" table:formula="of:=[.C11]*[.L6]" office:value-type="float" office:value="3845000000" calcext:value-type="float">
            <text:p>38450000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10:42:58.661000000</meta:creation-date>
    <dc:date>2019-05-25T10:51:11.305000000</dc:date>
    <meta:editing-duration>PT8M16S</meta:editing-duration>
    <meta:editing-cycles>1</meta:editing-cycles>
    <meta:generator>LibreOffice/5.3.0.3$Windows_x86 LibreOffice_project/7074905676c47b82bbcfbea1aeefc84afe1c50e1</meta:generator>
    <meta:document-statistic meta:table-count="1" meta:cell-count="28" meta:object-count="0"/>
  </office:meta>
</office:document-meta>
</file>